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95d4fd8-98cb-9a3d-71b3-aff9c40b6453"/><text:span text:style-name="T1">My code uses the adjusted cosine formula. This is the best option since aside from the pearson correlation this produces the best comparison. We use the adjusted cosine formula because all empty values will turn into 0 values and as we have seen that means that those values will be filtered out of the (adjusted) cosine correlation.<text:line-break/>For the actual comparison between the results of the cosine correlation I just choose a linear approach because it is probably not that important if people more or less like the same movies or do not like the same movies at all, because there is more in life than movies. However, if 2 people are very close together it would be good to put them together because they seem to have very equal tastes in movies.</text:span></text:p>
      <text:p text:style-name="Text_20_body"><text:span text:style-name="T1">There is only small fault in my algorithm, namely if one person gets left out (unequal amount of people), he will not be in a group but his name will be printed out afterwa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meta:initial-creator>
    <meta:creation-date>2015-02-17T19:27:43.081829373</meta:creation-date>
    <dc:date>2015-02-17T19:28:18.216717215</dc:date>
    <dc:creator>student </dc:creator>
    <meta:editing-duration>P0D</meta:editing-duration>
    <meta:editing-cycles>1</meta:editing-cycles>
    <meta:document-statistic meta:table-count="0" meta:image-count="0" meta:object-count="0" meta:page-count="1" meta:paragraph-count="2" meta:word-count="167" meta:character-count="919" meta:non-whitespace-character-count="754"/>
    <meta:generator>LibreOffice/4.2.7.2$Linux_X86_64 LibreOffice_project/420m0$Build-2</meta:generator>
  </office:meta>
</office:document-meta>
</file>